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28cm"/>
    </style:style>
    <style:style style:name="Tabela1.B" style:family="table-column">
      <style:table-column-properties style:column-width="13.372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style:rel-width="100%" table:align="left" fo:background-color="#ffffff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-left="0.123cm" fo:padding-right="0.049cm" fo:padding-top="0.049cm" fo:padding-bottom="0.123cm" fo:border="0.5pt solid #000000"/>
    </style:style>
    <style:style style:name="Tabela3" style:family="table">
      <style:table-properties style:width="17cm" style:rel-width="100%" table:align="left" fo:background-color="#ffffff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-left="0.123cm" fo:padding-right="0.049cm" fo:padding-top="0.049cm" fo:padding-bottom="0.123cm" fo:border="0.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  <style:text-properties style:font-name="Google Sans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able_20_Contents">
      <style:paragraph-properties fo:margin-top="0cm" fo:margin-bottom="0cm" style:contextual-spacing="false" fo:line-height="114%"/>
      <style:text-properties style:font-name="Google Sans Tex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 fo:font-size="8pt" fo:font-weight="bold" loext:padding="0cm" loext:border="non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13" style:family="paragraph" style:parent-style-name="Text_20_body" style:list-style-name="L4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4" style:family="paragraph" style:parent-style-name="Text_20_body" style:list-style-name="L5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5" style:family="paragraph" style:parent-style-name="Text_20_body" style:list-style-name="L6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>
      <style:paragraph-properties fo:margin-left="0cm" fo:margin-right="0cm" fo:margin-top="0cm" fo:margin-bottom="0cm" style:contextual-spacing="false" fo:orphans="3" fo:widows="3" fo:text-indent="0cm" style:auto-text-indent="false" fo:padding="0cm" fo:border="none"/>
      <style:text-properties fo:font-variant="normal" fo:text-transform="none" fo:color="#333333" loext:opacity="100%" fo:letter-spacing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Google Sans Text"/>
    </style:style>
    <style:style style:name="T4" style:family="text">
      <style:text-properties fo:font-size="8pt" fo:background-color="transparent" loext:char-shading-value="0"/>
    </style:style>
    <style:style style:name="T5" style:family="text">
      <style:text-properties style:font-name="Arial" fo:font-size="6pt" loext:padding="0cm" loext:border="none"/>
    </style:style>
    <style:style style:name="T6" style:family="text">
      <style:text-properties style:font-name="Arial" fo:font-size="8pt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O texto fornecido pode ser estruturado em um <text:span text:style-name="T1">Mandato de Desenvolvimento</text:span> claro e acionável, destinado ao Agente de Inteligência Artificial encarregado da criação do MVP (Produto Mínimo Viável).</text:p>
      <text:h text:style-name="P1" text:outline-level="2">MANDATO DE DESENVOLVIMENTO DO AGENTE DE IA</text:h>
      <text:p text:style-name="P12"><text:span text:style-name="T1">Projeto:</text:span> MVP de Plataforma de BPO Financeiro para Nichos de Mercado</text:p>
      <text:p text:style-name="Horizontal_20_Line"/>
      <text:h text:style-name="P2" text:outline-level="3">1. Visão Geral e Objetivo Central (O Que Fazer)</text:h>
      <text:p text:style-name="P12">O Agente de IA deve desenvolver uma plataforma de <text:span text:style-name="T1">Business Process Outsourcing (BPO) Financeiro</text:span> que permita à consultoria de Fernanda e seu sócio <text:span text:style-name="T1">terceirizar processos financeiros</text:span> de clientes selecionados<text:span text:style-name="T4">.</text:span></text:p>
      <text:p text:style-name="P12"><text:span text:style-name="T1">Objetivo Central:</text:span> A plataforma deve possibilitar a <text:span text:style-name="T1">remoção da função financeira interna</text:span> das empresas-alvo, assumindo todas as suas atividades de gestão de forma <text:span text:style-name="T1">remota</text:span>.</text:p>
      <text:h text:style-name="P2" text:outline-level="3">2. Segmentação e Nichos de Foco (Para Quem Fazer)</text:h>
      <text:p text:style-name="P12">O MVP deve ser desenhado para endereçar a deficiência de mercado identificada por Fernanda e priorizar a experiência e os fluxos de trabalho para os seguintes nichos:</text:p>
      <text:list xml:id="list1785224222" text:style-name="L4">
        <text:list-item>
          <text:p text:style-name="P13"><text:span text:style-name="T1">Decoração e Arquitetura:</text:span> Escritórios de Arquitetura<text:span text:style-name="T4">6</text:span>.</text:p>
        </text:list-item>
        <text:list-item>
          <text:p text:style-name="P13"><text:span text:style-name="T1">Saúde:</text:span> Departamento Médico e Clínicas.</text:p>
        </text:list-item>
      </text:list>
      <text:h text:style-name="P2" text:outline-level="3">3. Modelo de Negócio e Benefícios (Por Que Fazer)</text:h>
      <text:p text:style-name="P12">O sistema deve suportar o modelo de negócio da consultoria e entregar o valor primário ao cliente:</text:p>
      <text:list xml:id="list2848547478" text:style-name="L5">
        <text:list-item>
          <text:p text:style-name="P14"><text:span text:style-name="T1">Modelo de Receita:</text:span> A plataforma deve ter a capacidade de gerenciar múltiplos clientes sob um modelo de <text:span text:style-name="T1">mensalidade</text:span> para o gerenciamento de todas as atividades financeiras.</text:p>
        </text:list-item>
        <text:list-item>
          <text:p text:style-name="P14"><text:span text:style-name="T1">Otimização:</text:span> A funcionalidade central é criar uma <text:span text:style-name="T1">organização financeira</text:span> que otimize o sistema de trabalho do cliente, ajustando a <text:span text:style-name="T1">quantidade de tempo demandado</text:span> em cada atividade.</text:p>
        </text:list-item>
      </text:list>
      <text:h text:style-name="P2" text:outline-level="3">4. Requisitos Funcionais Mínimos do MVP (Como Fazer)</text:h>
      <text:p text:style-name="P12">O Agente de IA deve focar nas funcionalidades essenciais para realizar o trabalho que a "pessoa financeira" faria <text:span text:style-name="T4">11</text:span>e cumprir o que é esperado de um sistema BPO: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1261174254272">
            <table:table-cell table:style-name="Tabela1.A1" office:value-type="string">
              <text:p text:style-name="P3"><text:span text:style-name="Strong_20_Emphasis"><text:span text:style-name="T3">Módulo</text:span></text:span></text:p>
            </table:table-cell>
            <table:table-cell table:style-name="Tabela1.A1" office:value-type="string">
              <text:p text:style-name="P3"><text:span text:style-name="Strong_20_Emphasis"><text:span text:style-name="T3">Requisito (Ações Essenciais)</text:span></text:span></text:p>
            </table:table-cell>
          </table:table-row>
        </table:table-header-rows>
        <table:table-row table:style-name="TableLine1261174254272">
          <table:table-cell table:style-name="Tabela1.A1" office:value-type="string">
            <text:p text:style-name="P4">Contas a Pagar/Receber</text:p>
          </table:table-cell>
          <table:table-cell table:style-name="Tabela1.A1" office:value-type="string">
            <text:p text:style-name="P6">Módulo robusto para lançamento, agendamento, conciliação e gestão do fluxo de caixa (contas a pagar e a receber).</text:p>
          </table:table-cell>
        </table:table-row>
        <table:table-row table:style-name="TableLine1261174254272">
          <table:table-cell table:style-name="Tabela1.A1" office:value-type="string">
            <text:p text:style-name="P4">Gestão de Documentos</text:p>
          </table:table-cell>
          <table:table-cell table:style-name="Tabela1.A1" office:value-type="string">
            <text:p text:style-name="P5">Funcionalidade para recebimento, categorização e armazenamento seguro de comprovantes e documentos fiscais dos clientes (Notas Fiscais, boletos, etc.).</text:p>
          </table:table-cell>
        </table:table-row>
        <text:soft-page-break/>
        <table:table-row table:style-name="TableLine1261174254272">
          <table:table-cell table:style-name="Tabela1.A1" office:value-type="string">
            <text:p text:style-name="P4">Relatórios Financeiros</text:p>
          </table:table-cell>
          <table:table-cell table:style-name="Tabela1.A1" office:value-type="string">
            <text:p text:style-name="P5">Geração automática de relatórios de desempenho e saúde financeira por cliente, permitindo a análise de tempo demandado por atividade/projeto.</text:p>
          </table:table-cell>
        </table:table-row>
        <table:table-row table:style-name="TableLine1261174254272">
          <table:table-cell table:style-name="Tabela1.A1" office:value-type="string">
            <text:p text:style-name="P4">Acesso Multi-cliente</text:p>
          </table:table-cell>
          <table:table-cell table:style-name="Tabela1.A1" office:value-type="string">
            <text:p text:style-name="P5">Interface que permita à equipe de BPO gerenciar e alternar facilmente entre os painéis financeiros dos clientes dos nichos de Arquitetura e Clínicas.</text:p>
          </table:table-cell>
        </table:table-row>
      </table:table>
      <text:h text:style-name="P2" text:outline-level="3">5. Considerações Tecnológicas (Infraestrutura)</text:h>
      <text:p text:style-name="P12">O desenvolvimento deve ser feito com base nas competências tecnológicas do parceiro:</text:p>
      <text:list xml:id="list599682984" text:style-name="L6">
        <text:list-item>
          <text:p text:style-name="P15"><text:span text:style-name="T1">Tecnologias Habilitadoras:</text:span> A arquitetura do sistema deve considerar a futura integração com <text:span text:style-name="T1">Inteligência Artificial</text:span> (para automação e análise preditiva) e, se aplicável, <text:span text:style-name="T1">Blockchain</text:span> (para segurança e rastreabilidade), conforme a experiência do desenvolvedor.</text:p>
        </text:list-item>
        <text:list-item>
          <text:p text:style-name="P15"><text:span text:style-name="T1">Entrega:</text:span> O primeiro marco deve ser um <text:span text:style-name="T1">MVP (Produto Mínimo Viável)</text:span> <text:span text:style-name="T4">15</text:span>para validação de mercado, com total abertura para customização de acordo com as especificidades dos nichos (Clínicas e Arquitetura)<text:span text:style-name="T4">16161616</text:span>.</text:p>
        </text:list-item>
      </text:list>
      <text:p text:style-name="Text_20_body"/>
      <text:p text:style-name="Text_20_body">Versão aprimorada — <text:span text:style-name="Strong_20_Emphasis">instruções para agente de IA</text:span> com foco no desenvolvimento do MVP do <text:span text:style-name="Strong_20_Emphasis">BPO Financeiro</text:span>:</text:p>
      <text:p text:style-name="Horizontal_20_Line"/>
      <text:h text:style-name="Heading_20_3" text:outline-level="3"><text:span text:style-name="Strong_20_Emphasis">Contexto do Projeto</text:span></text:h>
      <text:p text:style-name="Text_20_body">Fernanda e seu sócio estão estruturando um <text:span text:style-name="Strong_20_Emphasis">BPO (Business Process Outsourcing) Financeiro</text:span> voltado a <text:span text:style-name="Strong_20_Emphasis">nichos de arquitetura e clínicas médicas</text:span>.<text:line-break/>O objetivo é <text:span text:style-name="Strong_20_Emphasis">substituir a função financeira interna</text:span> dessas empresas por uma operação <text:span text:style-name="Strong_20_Emphasis">remota, digital e automatizada</text:span>, gerida através de uma <text:span text:style-name="Strong_20_Emphasis">plataforma SaaS multi-tenant</text:span>.</text:p>
      <text:p text:style-name="Horizontal_20_Line"/>
      <text:h text:style-name="Heading_20_3" text:outline-level="3"><text:span text:style-name="Strong_20_Emphasis">Objetivo da Instrução</text:span></text:h>
      <text:p text:style-name="Text_20_body">Gerar diretrizes claras para um <text:span text:style-name="Strong_20_Emphasis">agente de IA de desenvolvimento (Agent Dev)</text:span> capaz de:</text:p>
      <text:list xml:id="list2198737937" text:style-name="L7">
        <text:list-item>
          <text:p text:style-name="P16">Compreender o modelo de negócio do BPO Financeiro.</text:p>
        </text:list-item>
        <text:list-item>
          <text:p text:style-name="P16">Desenhar e desenvolver o <text:span text:style-name="Strong_20_Emphasis">MVP funcional</text:span> do sistema.</text:p>
        </text:list-item>
        <text:list-item>
          <text:p text:style-name="P16">Acompanhar a expansão do portfólio de automações financeiras.</text:p>
        </text:list-item>
      </text:list>
      <text:p text:style-name="Horizontal_20_Line"/>
      <text:h text:style-name="Heading_20_3" text:outline-level="3"><text:span text:style-name="Strong_20_Emphasis">Instruções ao Agente de IA</text:span></text:h>
      <text:p text:style-name="Text_20_body"><text:span text:style-name="Strong_20_Emphasis">1. Definição de BPO Financeiro</text:span></text:p>
      <text:list xml:id="list1948866092" text:style-name="L8">
        <text:list-item>
          <text:p text:style-name="P17"><text:soft-page-break/>O BPO (Business Process Outsourcing) é a <text:span text:style-name="Strong_20_Emphasis">terceirização de processos financeiros e administrativos</text:span>.</text:p>
        </text:list-item>
        <text:list-item>
          <text:p text:style-name="P17">O sistema deve permitir <text:span text:style-name="Strong_20_Emphasis">que empresas cliente terceirizem integralmente suas rotinas financeiras</text:span>, mantendo <text:span text:style-name="Strong_20_Emphasis">visibilidade e controle via dashboards</text:span>.</text:p>
        </text:list-item>
        <text:list-item>
          <text:p text:style-name="P17">Deve gerar <text:span text:style-name="Strong_20_Emphasis">organização, economia de tempo e segurança operacional</text:span>, sem necessidade de equipe financeira interna.</text:p>
        </text:list-item>
      </text:list>
      <text:p text:style-name="Horizontal_20_Line"/>
      <text:p text:style-name="Text_20_body"><text:span text:style-name="Strong_20_Emphasis">2. Objetivos Principais do MVP</text:span></text:p>
      <text:list xml:id="list4070699545" text:style-name="L9">
        <text:list-item>
          <text:p text:style-name="P18"><text:span text:style-name="Strong_20_Emphasis">Centralizar operações financeiras</text:span> (contas a pagar/receber, conciliação, faturamento, fluxo de caixa).</text:p>
        </text:list-item>
        <text:list-item>
          <text:p text:style-name="P18"><text:span text:style-name="Strong_20_Emphasis">Automatizar tarefas repetitivas</text:span> via IA (classificação de despesas, alertas de vencimento, conciliação automática).</text:p>
        </text:list-item>
        <text:list-item>
          <text:p text:style-name="P18"><text:span text:style-name="Strong_20_Emphasis">Fornecer painéis gerenciais</text:span> para clientes e gestores do BPO, com relatórios de performance.</text:p>
        </text:list-item>
        <text:list-item>
          <text:p text:style-name="P18"><text:span text:style-name="Strong_20_Emphasis">Integrar com bancos, emissores de NFS-e e gateways de pagamento.</text:span></text:p>
        </text:list-item>
        <text:list-item>
          <text:p text:style-name="P18">Garantir <text:span text:style-name="Strong_20_Emphasis">segurança, LGPD e multi-tenant</text:span> (um cliente não vê dados de outro).</text:p>
        </text:list-item>
      </text:list>
      <text:p text:style-name="Horizontal_20_Line"/>
      <text:p text:style-name="Text_20_body"><text:span text:style-name="Strong_20_Emphasis">3. Públicos e Perfis de Usuário</text:span></text:p>
      <text:list xml:id="list1503681227" text:style-name="L10">
        <text:list-item>
          <text:p text:style-name="P19"><text:span text:style-name="Strong_20_Emphasis">Cliente BPO:</text:span> escritório de arquitetura, clínica, consultório ou pequeno negócio.</text:p>
        </text:list-item>
        <text:list-item>
          <text:p text:style-name="P19"><text:span text:style-name="Strong_20_Emphasis">Equipe BPO:</text:span> analistas financeiros, gestores e administradores internos.</text:p>
        </text:list-item>
        <text:list-item>
          <text:p text:style-name="P19"><text:span text:style-name="Strong_20_Emphasis">Diretoria Cliente:</text:span> médicos, arquitetos ou sócios — com acesso a relatórios e autorizações.</text:p>
        </text:list-item>
      </text:list>
      <text:p text:style-name="Horizontal_20_Line"/>
      <text:p text:style-name="Text_20_body"><text:span text:style-name="Strong_20_Emphasis">4. Escopo Funcional do MVP</text:span></text:p>
      <text:list xml:id="list2358087972" text:style-name="L11">
        <text:list-item>
          <text:p text:style-name="P20"><text:span text:style-name="Strong_20_Emphasis">Módulo Financeiro:</text:span></text:p>
          <text:list>
            <text:list-item>
              <text:p text:style-name="P20">Cadastro de clientes, fornecedores e centros de custo.</text:p>
            </text:list-item>
            <text:list-item>
              <text:p text:style-name="P20">Contas a pagar: leitura de boletos (OCR), aprovação em níveis, pagamento programado.</text:p>
            </text:list-item>
            <text:list-item>
              <text:p text:style-name="P20">Contas a receber: emissão de NFS-e, boletos/PIX, controle de recebimentos.</text:p>
            </text:list-item>
            <text:list-item>
              <text:p text:style-name="P20">Conciliação bancária automática (importação OFX/CSV).</text:p>
            </text:list-item>
          </text:list>
        </text:list-item>
        <text:list-item>
          <text:p text:style-name="P20"><text:span text:style-name="Strong_20_Emphasis">Automação Inteligente:</text:span></text:p>
          <text:list>
            <text:list-item>
              <text:p text:style-name="P20">IA para classificar despesas automaticamente.</text:p>
            </text:list-item>
            <text:list-item>
              <text:p text:style-name="P20">Alertas proativos de vencimento e fluxo de caixa negativo.</text:p>
            </text:list-item>
          </text:list>
        </text:list-item>
        <text:list-item>
          <text:p text:style-name="P20"><text:span text:style-name="Strong_20_Emphasis">Dashboards e Relatórios:</text:span></text:p>
          <text:list>
            <text:list-item>
              <text:p text:style-name="P20">Fluxo de caixa, inadimplência, margem por projeto ou médico.</text:p>
            </text:list-item>
            <text:list-item>
              <text:p text:style-name="P20"><text:soft-page-break/>Indicadores (PMP, PMR, aging list, ticket médio).</text:p>
            </text:list-item>
          </text:list>
        </text:list-item>
        <text:list-item>
          <text:p text:style-name="P20"><text:span text:style-name="Strong_20_Emphasis">Segurança e Governança:</text:span></text:p>
          <text:list>
            <text:list-item>
              <text:p text:style-name="P20">RBAC (roles), logs de auditoria, mascaramento de dados sensíveis.</text:p>
            </text:list-item>
          </text:list>
        </text:list-item>
      </text:list>
      <text:p text:style-name="Horizontal_20_Line"/>
      <text:p text:style-name="Text_20_body"><text:span text:style-name="Strong_20_Emphasis">5. Arquitetura Esperada</text:span></text:p>
      <text:list xml:id="list4042766361" text:style-name="L12">
        <text:list-item>
          <text:p text:style-name="P21"><text:span text:style-name="Strong_20_Emphasis">Frontend:</text:span> React + Tailwind + Vite (dashboards, formulários, tabelas).</text:p>
        </text:list-item>
        <text:list-item>
          <text:p text:style-name="P21"><text:span text:style-name="Strong_20_Emphasis">Backend:</text:span> Node.js + TypeScript + Express/Fastify + Prisma (PostgreSQL).</text:p>
        </text:list-item>
        <text:list-item>
          <text:p text:style-name="P21"><text:span text:style-name="Strong_20_Emphasis">Infraestrutura:</text:span> Docker, Redis (filas BullMQ), AWS S3 ou MinIO (anexos).</text:p>
        </text:list-item>
        <text:list-item>
          <text:p text:style-name="P21"><text:span text:style-name="Strong_20_Emphasis">Integrações:</text:span> Open Finance (OFX), gateway NFS-e municipal, API PIX.</text:p>
        </text:list-item>
        <text:list-item>
          <text:p text:style-name="P21"><text:span text:style-name="Strong_20_Emphasis">Observabilidade:</text:span> logs estruturados, métricas e tracing.</text:p>
        </text:list-item>
      </text:list>
      <text:p text:style-name="Horizontal_20_Line"/>
      <text:p text:style-name="Text_20_body"><text:span text:style-name="Strong_20_Emphasis">6. Instruções de Desenvolvimento (Agente Dev)</text:span></text:p>
      <text:list xml:id="list548271787" text:style-name="L13">
        <text:list-item>
          <text:p text:style-name="P22">Criar estrutura multi-tenant com autenticação JWT e RBAC.</text:p>
        </text:list-item>
        <text:list-item>
          <text:p text:style-name="P22">Implementar módulo de <text:span text:style-name="Strong_20_Emphasis">Contas a Pagar/Receber</text:span> com OCR simples e aprovação.</text:p>
        </text:list-item>
        <text:list-item>
          <text:p text:style-name="P22">Criar API <text:span text:style-name="Source_20_Text">/api/payables</text:span>, <text:span text:style-name="Source_20_Text">/api/receivables</text:span>, <text:span text:style-name="Source_20_Text">/api/reports/cashflow</text:span>.</text:p>
        </text:list-item>
        <text:list-item>
          <text:p text:style-name="P22">Adicionar <text:span text:style-name="Strong_20_Emphasis">módulo de conciliação bancária</text:span> com importação OFX e matching automático.</text:p>
        </text:list-item>
        <text:list-item>
          <text:p text:style-name="P22">Incluir <text:span text:style-name="Strong_20_Emphasis">painel web</text:span> com dashboards por cliente e centro de custo.</text:p>
        </text:list-item>
        <text:list-item>
          <text:p text:style-name="P22">Integrar notificações de e-mail/WhatsApp via webhooks.</text:p>
        </text:list-item>
        <text:list-item>
          <text:p text:style-name="P22">Garantir logs, auditoria e isolamento de dados.</text:p>
        </text:list-item>
        <text:list-item>
          <text:p text:style-name="P22">Disponibilizar endpoints para futura IA de previsão de caixa e análise de crédito.</text:p>
        </text:list-item>
      </text:list>
      <text:p text:style-name="Horizontal_20_Line"/>
      <text:p text:style-name="Text_20_body"><text:span text:style-name="Strong_20_Emphasis">7. Critérios de Sucesso do MVP</text:span></text:p>
      <text:list xml:id="list3562647220" text:style-name="L14">
        <text:list-item>
          <text:p text:style-name="P23">Processar 100+ lançamentos mensais por cliente.</text:p>
        </text:list-item>
        <text:list-item>
          <text:p text:style-name="P23">Conciliação automática ≥ 70% de acerto.</text:p>
        </text:list-item>
        <text:list-item>
          <text:p text:style-name="P23">Tempo médio de lançamento ≤ 30 segundos.</text:p>
        </text:list-item>
        <text:list-item>
          <text:p text:style-name="P23">Dashboard funcional e responsivo.</text:p>
        </text:list-item>
        <text:list-item>
          <text:p text:style-name="P23">Nenhum vazamento entre tenants.</text:p>
        </text:list-item>
      </text:list>
      <text:p text:style-name="Horizontal_20_Line"/>
      <text:p text:style-name="Text_20_body"><text:span text:style-name="Strong_20_Emphasis">8. Próximos Passos</text:span></text:p>
      <text:list xml:id="list3124462982" text:style-name="L15">
        <text:list-item>
          <text:p text:style-name="P24">Especificar <text:span text:style-name="Strong_20_Emphasis">user stories e critérios de aceite</text:span>.</text:p>
        </text:list-item>
        <text:list-item>
          <text:p text:style-name="P24">Criar protótipo navegável do painel.</text:p>
        </text:list-item>
        <text:list-item>
          <text:p text:style-name="P24">Rodar sprint 0 com setup de repositório, migrations e pipelines CI/CD.</text:p>
        </text:list-item>
        <text:list-item>
          <text:p text:style-name="P24"><text:soft-page-break/>Iniciar desenvolvimento iterativo com base nos módulos do MVP.</text:p>
        </text:list-item>
      </text:list>
      <text:p text:style-name="Horizontal_20_Line"/>
      <text:p text:style-name="Text_20_body">Deseja que eu converta essas instruções em <text:span text:style-name="Strong_20_Emphasis">prompt estruturado para agente IA (formato JSON/YAML)</text:span> que possa ser integrado ao orquestrador do projeto? Isso permitiria usar diretamente em um pipeline de desenvolvimento automatizado.</text:p>
      <text:p text:style-name="Text_20_body"/>
      <text:p text:style-name="Text_20_body"/>
      <text:p text:style-name="Text_20_body">agent_prompt:</text:p>
      <text:p text:style-name="Text_20_body"><text:s text:c="2"/>name: "bpo_financeiro_dev_agent"</text:p>
      <text:p text:style-name="Text_20_body"><text:s text:c="2"/>description: &gt;</text:p>
      <text:p text:style-name="Text_20_body"><text:s text:c="4"/>Agente responsável por planejar e desenvolver o MVP do sistema de BPO Financeiro</text:p>
      <text:p text:style-name="Text_20_body"><text:s text:c="4"/>para nichos de arquitetura e clínicas médicas. O agente deve compreender o modelo</text:p>
      <text:p text:style-name="Text_20_body"><text:s text:c="4"/>de negócio, estruturar arquitetura técnica, gerar código inicial, endpoints, e</text:p>
      <text:p text:style-name="Text_20_body"><text:s text:c="4"/>preparar documentação para integração contínua (CI/CD).</text:p>
      <text:p text:style-name="Text_20_body"/>
      <text:p text:style-name="Text_20_body"><text:s text:c="2"/>context:</text:p>
      <text:p text:style-name="Text_20_body"><text:s text:c="4"/>projeto: "BPO Financeiro - Fernanda &amp; Sócio"</text:p>
      <text:p text:style-name="Text_20_body"><text:s text:c="4"/>objetivo_geral: &gt;</text:p>
      <text:p text:style-name="Text_20_body"><text:s text:c="6"/>Criar uma plataforma SaaS multi-tenant que permita a terceirização completa</text:p>
      <text:p text:style-name="Text_20_body"><text:s text:c="6"/>de rotinas financeiras (contas a pagar, receber, conciliação, faturamento e</text:p>
      <text:p text:style-name="Text_20_body"><text:s text:c="6"/>relatórios) para empresas de nicho, substituindo a função financeira interna</text:p>
      <text:p text:style-name="Text_20_body"><text:s text:c="6"/>por uma operação remota e automatizada.</text:p>
      <text:p text:style-name="Text_20_body"><text:s text:c="4"/>setores_alvo:</text:p>
      <text:p text:style-name="Text_20_body"><text:s text:c="6"/>- escritórios_de_arquitetura</text:p>
      <text:p text:style-name="Text_20_body"><text:s text:c="6"/>- clínicas_médicas</text:p>
      <text:p text:style-name="Text_20_body"><text:s text:c="4"/>resultado_esperado: &gt;</text:p>
      <text:p text:style-name="Text_20_body"><text:s text:c="6"/>MVP funcional em ambiente Dockerizado, com backend e frontend integrados,</text:p>
      <text:p text:style-name="Text_20_body"><text:s text:c="6"/>autenticação multi-tenant e painéis financeiros interativos.</text:p>
      <text:p text:style-name="Text_20_body"/>
      <text:p text:style-name="Text_20_body"><text:s text:c="2"/>roles:</text:p>
      <text:p text:style-name="Text_20_body"><text:s text:c="4"/>- Cliente_BPO: "Empresas que contratam o serviço (arquitetura, clínicas, consultórios)"</text:p>
      <text:p text:style-name="Text_20_body"><text:s text:c="4"/>- Equipe_BPO: "Analistas e gestores financeiros internos que operam o sistema"</text:p>
      <text:p text:style-name="Text_20_body"><text:soft-page-break/><text:s text:c="4"/>- Diretoria_Cliente: "Tomadores de decisão que acessam dashboards e aprovações"</text:p>
      <text:p text:style-name="Text_20_body"><text:s text:c="4"/>- Sistema_Externo: "Integrações com bancos, NFS-e e gateways de pagamento"</text:p>
      <text:p text:style-name="Text_20_body"/>
      <text:p text:style-name="Text_20_body"><text:s text:c="2"/>funcionalidades_MVP:</text:p>
      <text:p text:style-name="Text_20_body"><text:s text:c="4"/>modulos:</text:p>
      <text:p text:style-name="Text_20_body"><text:s text:c="6"/>- nome: "Contas a Pagar"</text:p>
      <text:p text:style-name="Text_20_body"><text:s text:c="8"/>descricao: &gt;</text:p>
      <text:p text:style-name="Text_20_body"><text:s text:c="10"/>Cadastro de fornecedores, OCR de boletos, workflow de aprovação multinível,</text:p>
      <text:p text:style-name="Text_20_body"><text:s text:c="10"/>agendamento de pagamentos (PIX, TED, boleto).</text:p>
      <text:p text:style-name="Text_20_body"><text:s text:c="8"/>endpoints:</text:p>
      <text:p text:style-name="Text_20_body"><text:s text:c="10"/>- POST /api/payables</text:p>
      <text:p text:style-name="Text_20_body"><text:s text:c="10"/>- POST /api/payables/:id/approve</text:p>
      <text:p text:style-name="Text_20_body"><text:s text:c="10"/>- GET /api/payables/:id</text:p>
      <text:p text:style-name="Text_20_body"><text:s text:c="6"/>- nome: "Contas a Receber"</text:p>
      <text:p text:style-name="Text_20_body"><text:s text:c="8"/>descricao: &gt;</text:p>
      <text:p text:style-name="Text_20_body"><text:s text:c="10"/>Emissão de NFS-e, geração de boletos e PIX dinâmico, controle de recebimentos</text:p>
      <text:p text:style-name="Text_20_body"><text:s text:c="10"/>e conciliação automática.</text:p>
      <text:p text:style-name="Text_20_body"><text:s text:c="8"/>endpoints:</text:p>
      <text:p text:style-name="Text_20_body"><text:s text:c="10"/>- POST /api/receivables</text:p>
      <text:p text:style-name="Text_20_body"><text:s text:c="10"/>- GET /api/receivables/:id</text:p>
      <text:p text:style-name="Text_20_body"><text:s text:c="6"/>- nome: "Conciliação Bancária"</text:p>
      <text:p text:style-name="Text_20_body"><text:s text:c="8"/>descricao: &gt;</text:p>
      <text:p text:style-name="Text_20_body"><text:s text:c="10"/>Importação de arquivos OFX/CSV, matching automático de lançamentos e</text:p>
      <text:p text:style-name="Text_20_body"><text:s text:c="10"/>exceções manuais.</text:p>
      <text:p text:style-name="Text_20_body"><text:s text:c="8"/>endpoints:</text:p>
      <text:p text:style-name="Text_20_body"><text:s text:c="10"/>- POST /api/bank/reconciliation/import</text:p>
      <text:p text:style-name="Text_20_body"><text:s text:c="10"/>- GET /api/bank/reconciliation/status</text:p>
      <text:p text:style-name="Text_20_body"><text:s text:c="6"/>- nome: "Relatórios e Dashboards"</text:p>
      <text:p text:style-name="Text_20_body"><text:s text:c="8"/>descricao: &gt;</text:p>
      <text:p text:style-name="Text_20_body"><text:s text:c="10"/>Fluxo de caixa, aging list, margens por projeto ou médico, indicadores PMP e PMR.</text:p>
      <text:p text:style-name="Text_20_body"><text:s text:c="8"/>endpoints:</text:p>
      <text:p text:style-name="Text_20_body"><text:s text:c="10"/>- GET /api/reports/cashflow</text:p>
      <text:p text:style-name="Text_20_body"><text:soft-page-break/><text:s text:c="10"/>- GET /api/reports/aging</text:p>
      <text:p text:style-name="Text_20_body"><text:s text:c="6"/>- nome: "Automação e Alertas"</text:p>
      <text:p text:style-name="Text_20_body"><text:s text:c="8"/>descricao: &gt;</text:p>
      <text:p text:style-name="Text_20_body"><text:s text:c="10"/>Regras de negócio automatizadas (alertas de vencimento, conciliação, dunning),</text:p>
      <text:p text:style-name="Text_20_body"><text:s text:c="10"/>acionadas por eventos internos ou webhooks.</text:p>
      <text:p text:style-name="Text_20_body"><text:s text:c="8"/>endpoints:</text:p>
      <text:p text:style-name="Text_20_body"><text:s text:c="10"/>- POST /api/rules</text:p>
      <text:p text:style-name="Text_20_body"><text:s text:c="10"/>- POST /api/webhooks/notify</text:p>
      <text:p text:style-name="Text_20_body"/>
      <text:p text:style-name="Text_20_body"><text:s text:c="2"/>arquitetura_tecnica:</text:p>
      <text:p text:style-name="Text_20_body"><text:s text:c="4"/>backend:</text:p>
      <text:p text:style-name="Text_20_body"><text:s text:c="6"/>stack: ["Node.js", "TypeScript", "Express/Fastify", "Prisma", "PostgreSQL"]</text:p>
      <text:p text:style-name="Text_20_body"><text:s text:c="6"/>fila_processamento: "BullMQ + Redis"</text:p>
      <text:p text:style-name="Text_20_body"><text:s text:c="6"/>armazenamento_arquivos: "S3/MinIO"</text:p>
      <text:p text:style-name="Text_20_body"><text:s text:c="6"/>autenticação: "JWT + RBAC multi-tenant"</text:p>
      <text:p text:style-name="Text_20_body"><text:s text:c="6"/>observabilidade: ["Pino logs", "OpenTelemetry métricas", "AuditLog tabela"]</text:p>
      <text:p text:style-name="Text_20_body"><text:s text:c="4"/>frontend:</text:p>
      <text:p text:style-name="Text_20_body"><text:s text:c="6"/>stack: ["React", "Vite", "TailwindCSS", "Zustand", "Recharts"]</text:p>
      <text:p text:style-name="Text_20_body"><text:s text:c="6"/>componentes_chave: ["Painel Financeiro", "Fluxo de Caixa", "Conciliação", "Dashboard"]</text:p>
      <text:p text:style-name="Text_20_body"><text:s text:c="4"/>infraestrutura:</text:p>
      <text:p text:style-name="Text_20_body"><text:s text:c="6"/>deploy: ["Docker Compose", "CI/CD com GitHub Actions"]</text:p>
      <text:p text:style-name="Text_20_body"><text:s text:c="6"/>segurança: ["LGPD compliance", "criptografia em repouso", "masking de PII"]</text:p>
      <text:p text:style-name="Text_20_body"><text:s text:c="6"/>tenants: "Isolamento lógico via schema por workspace"</text:p>
      <text:p text:style-name="Text_20_body"/>
      <text:p text:style-name="Text_20_body"><text:s text:c="2"/>automacoes_IA:</text:p>
      <text:p text:style-name="Text_20_body"><text:s text:c="4"/>- nome: "Classificador de Despesas"</text:p>
      <text:p text:style-name="Text_20_body"><text:s text:c="6"/>descricao: "Usar NLP + embeddings para identificar categoria contábil automática"</text:p>
      <text:p text:style-name="Text_20_body"><text:s text:c="6"/>trigger: "Upload de documento ou criação de Payable"</text:p>
      <text:p text:style-name="Text_20_body"><text:s text:c="4"/>- nome: "Previsor de Fluxo de Caixa"</text:p>
      <text:p text:style-name="Text_20_body"><text:s text:c="6"/>descricao: "Modelar previsão de caixa baseado em históricos e sazonalidade"</text:p>
      <text:p text:style-name="Text_20_body"><text:s text:c="6"/>trigger: "Execução diária programada"</text:p>
      <text:p text:style-name="Text_20_body"><text:s text:c="4"/>- nome: "Conciliação Inteligente"</text:p>
      <text:p text:style-name="Text_20_body"><text:soft-page-break/><text:s text:c="6"/>descricao: "Matching automático de transações bancárias por heurística e similaridade"</text:p>
      <text:p text:style-name="Text_20_body"><text:s text:c="6"/>trigger: "Importação de OFX"</text:p>
      <text:p text:style-name="Text_20_body"/>
      <text:p text:style-name="Text_20_body"><text:s text:c="2"/>criterios_sucesso:</text:p>
      <text:p text:style-name="Text_20_body"><text:s text:c="4"/>- "Processar 100+ lançamentos mensais por cliente"</text:p>
      <text:p text:style-name="Text_20_body"><text:s text:c="4"/>- "≥70% de conciliação automática correta"</text:p>
      <text:p text:style-name="Text_20_body"><text:s text:c="4"/>- "Dashboard responsivo e funcional"</text:p>
      <text:p text:style-name="Text_20_body"><text:s text:c="4"/>- "Zero vazamento entre tenants"</text:p>
      <text:p text:style-name="Text_20_body"><text:s text:c="4"/>- "Tempo médio de lançamento &lt; 30s"</text:p>
      <text:p text:style-name="Text_20_body"/>
      <text:p text:style-name="Text_20_body"><text:s text:c="2"/>roadmap:</text:p>
      <text:p text:style-name="Text_20_body"><text:s text:c="4"/>Fase_1_MVP:</text:p>
      <text:p text:style-name="Text_20_body"><text:s text:c="6"/>duracao: "6-8 semanas"</text:p>
      <text:p text:style-name="Text_20_body"><text:s text:c="6"/>entregaveis:</text:p>
      <text:p text:style-name="Text_20_body"><text:s text:c="8"/>- "Backend e API básica"</text:p>
      <text:p text:style-name="Text_20_body"><text:s text:c="8"/>- "Frontend interativo com dashboard"</text:p>
      <text:p text:style-name="Text_20_body"><text:s text:c="8"/>- "OCR simples de boletos"</text:p>
      <text:p text:style-name="Text_20_body"><text:s text:c="8"/>- "Conciliação manual + semi-automática"</text:p>
      <text:p text:style-name="Text_20_body"><text:s text:c="8"/>- "Autenticação multi-tenant"</text:p>
      <text:p text:style-name="Text_20_body"><text:s text:c="4"/>Fase_2_Expansao:</text:p>
      <text:p text:style-name="Text_20_body"><text:s text:c="6"/>- "Automação de regras e alertas"</text:p>
      <text:p text:style-name="Text_20_body"><text:s text:c="6"/>- "Integração com Open Finance e NFS-e municipal"</text:p>
      <text:p text:style-name="Text_20_body"><text:s text:c="6"/>- "Dashboards específicos por nicho (arquitetura e clínicas)"</text:p>
      <text:p text:style-name="Text_20_body"><text:s text:c="4"/>Fase_3_Escala:</text:p>
      <text:p text:style-name="Text_20_body"><text:s text:c="6"/>- "Conectores ERP"</text:p>
      <text:p text:style-name="Text_20_body"><text:s text:c="6"/>- "OpenAPI pública"</text:p>
      <text:p text:style-name="Text_20_body"><text:s text:c="6"/>- "IA de previsão e recomendação financeira"</text:p>
      <text:p text:style-name="Text_20_body"/>
      <text:p text:style-name="Text_20_body"><text:s text:c="2"/>tarefas_iniciais:</text:p>
      <text:p text:style-name="Text_20_body"><text:s text:c="4"/>- "Criar repositório base e estrutura de monorepo"</text:p>
      <text:p text:style-name="Text_20_body"><text:s text:c="4"/>- "Implementar esquema Prisma multi-tenant"</text:p>
      <text:p text:style-name="Text_20_body"><text:s text:c="4"/>- "Desenhar UI inicial com mock data"</text:p>
      <text:p text:style-name="Text_20_body"><text:soft-page-break/><text:s text:c="4"/>- "Integrar OCR (Tesseract ou API externa)"</text:p>
      <text:p text:style-name="Text_20_body"><text:s text:c="4"/>- "Construir endpoints REST principais"</text:p>
      <text:p text:style-name="Text_20_body"><text:s text:c="4"/>- "Criar script de seed com tenants e usuários demo"</text:p>
      <text:p text:style-name="Text_20_body"/>
      <text:p text:style-name="Text_20_body"><text:s text:c="2"/>output_esperado:</text:p>
      <text:p text:style-name="Text_20_body"><text:s text:c="4"/>- arquitetura_documentada: "Diagrama + schemas Prisma"</text:p>
      <text:p text:style-name="Text_20_body"><text:s text:c="4"/>- codigo_fonte: "Backend + Frontend em TypeScript"</text:p>
      <text:p text:style-name="Text_20_body"><text:s text:c="4"/>- docker_compose: "API, DB, Redis, Frontend"</text:p>
      <text:p text:style-name="Text_20_body"><text:s text:c="4"/>- swagger_doc: "/docs com endpoints e exemplos"</text:p>
      <text:p text:style-name="Text_20_body"><text:s text:c="4"/>- prototipo_ui: "Painel de Contas e Dashboard de Caixa"</text:p>
      <text:p text:style-name="Text_20_body"/>
      <text:p text:style-name="Text_20_body"/>
      <text:p text:style-name="Text_20_body"/>
      <text:p text:style-name="Text_20_body">gere a versão JSON equivalente (para ingestão direta por um orquestrador de agentes, ex. EIAH_Builder </text:p>
      <text:p text:style-name="Text_20_body"/>
      <text:p text:style-name="Text_20_body">{</text:p>
      <text:p text:style-name="Text_20_body"><text:s text:c="2"/>"agent_prompt": {</text:p>
      <text:p text:style-name="Text_20_body"><text:s text:c="4"/>"name": "bpo_financeiro_dev_agent",</text:p>
      <text:p text:style-name="Text_20_body"><text:s text:c="4"/>"description": "Agente responsável por planejar e desenvolver o MVP do sistema de BPO Financeiro para nichos de arquitetura e clínicas médicas. O agente deve compreender o modelo de negócio, estruturar arquitetura técnica, gerar código inicial, endpoints, e preparar documentação para integração contínua (CI/CD).",</text:p>
      <text:p text:style-name="Text_20_body"><text:s text:c="4"/>"context": {</text:p>
      <text:p text:style-name="Text_20_body"><text:s text:c="6"/>"projeto": "BPO Financeiro - Fernanda &amp; Sócio",</text:p>
      <text:p text:style-name="Text_20_body"><text:s text:c="6"/>"objetivo_geral": "Criar uma plataforma SaaS multi-tenant que permita a terceirização completa de rotinas financeiras (contas a pagar, receber, conciliação, faturamento e relatórios) para empresas de nicho, substituindo a função financeira interna por uma operação remota e automatizada.",</text:p>
      <text:p text:style-name="Text_20_body"><text:s text:c="6"/>"setores_alvo": [</text:p>
      <text:p text:style-name="Text_20_body"><text:s text:c="8"/>"escritórios_de_arquitetura",</text:p>
      <text:p text:style-name="Text_20_body"><text:s text:c="8"/>"clínicas_médicas"</text:p>
      <text:p text:style-name="Text_20_body"><text:s text:c="6"/>],</text:p>
      <text:p text:style-name="Text_20_body"><text:s text:c="6"/>"resultado_esperado": "MVP funcional em ambiente Dockerizado, com backend e frontend integrados, autenticação multi-tenant e painéis financeiros interativos."</text:p>
      <text:p text:style-name="Text_20_body"><text:soft-page-break/><text:s text:c="4"/>},</text:p>
      <text:p text:style-name="Text_20_body"><text:s text:c="4"/>"roles": {</text:p>
      <text:p text:style-name="Text_20_body"><text:s text:c="6"/>"Cliente_BPO": "Empresas que contratam o serviço (arquitetura, clínicas, consultórios)",</text:p>
      <text:p text:style-name="Text_20_body"><text:s text:c="6"/>"Equipe_BPO": "Analistas e gestores financeiros internos que operam o sistema",</text:p>
      <text:p text:style-name="Text_20_body"><text:s text:c="6"/>"Diretoria_Cliente": "Tomadores de decisão que acessam dashboards e aprovações",</text:p>
      <text:p text:style-name="Text_20_body"><text:s text:c="6"/>"Sistema_Externo": "Integrações com bancos, NFS-e e gateways de pagamento"</text:p>
      <text:p text:style-name="Text_20_body"><text:s text:c="4"/>},</text:p>
      <text:p text:style-name="Text_20_body"><text:s text:c="4"/>"funcionalidades_MVP": {</text:p>
      <text:p text:style-name="Text_20_body"><text:s text:c="6"/>"modulos": [</text:p>
      <text:p text:style-name="Text_20_body"><text:s text:c="8"/>{</text:p>
      <text:p text:style-name="Text_20_body"><text:s text:c="10"/>"nome": "Contas a Pagar",</text:p>
      <text:p text:style-name="Text_20_body"><text:s text:c="10"/>"descricao": "Cadastro de fornecedores, OCR de boletos, workflow de aprovação multinível, agendamento de pagamentos (PIX, TED, boleto).",</text:p>
      <text:p text:style-name="Text_20_body"><text:s text:c="10"/>"endpoints": [</text:p>
      <text:p text:style-name="Text_20_body"><text:s text:c="12"/>"POST /api/payables",</text:p>
      <text:p text:style-name="Text_20_body"><text:s text:c="12"/>"POST /api/payables/:id/approve",</text:p>
      <text:p text:style-name="Text_20_body"><text:s text:c="12"/>"GET /api/payables/:id"</text:p>
      <text:p text:style-name="Text_20_body"><text:s text:c="10"/>]</text:p>
      <text:p text:style-name="Text_20_body"><text:s text:c="8"/>},</text:p>
      <text:p text:style-name="Text_20_body"><text:s text:c="8"/>{</text:p>
      <text:p text:style-name="Text_20_body"><text:s text:c="10"/>"nome": "Contas a Receber",</text:p>
      <text:p text:style-name="Text_20_body"><text:s text:c="10"/>"descricao": "Emissão de NFS-e, geração de boletos e PIX dinâmico, controle de recebimentos e conciliação automática.",</text:p>
      <text:p text:style-name="Text_20_body"><text:s text:c="10"/>"endpoints": [</text:p>
      <text:p text:style-name="Text_20_body"><text:s text:c="12"/>"POST /api/receivables",</text:p>
      <text:p text:style-name="Text_20_body"><text:s text:c="12"/>"GET /api/receivables/:id"</text:p>
      <text:p text:style-name="Text_20_body"><text:s text:c="10"/>]</text:p>
      <text:p text:style-name="Text_20_body"><text:s text:c="8"/>},</text:p>
      <text:p text:style-name="Text_20_body"><text:s text:c="8"/>{</text:p>
      <text:p text:style-name="Text_20_body"><text:s text:c="10"/>"nome": "Conciliação Bancária",</text:p>
      <text:p text:style-name="Text_20_body"><text:s text:c="10"/>"descricao": "Importação de arquivos OFX/CSV, matching automático de lançamentos e exceções manuais.",</text:p>
      <text:p text:style-name="Text_20_body"><text:s text:c="10"/>"endpoints": [</text:p>
      <text:p text:style-name="Text_20_body"><text:soft-page-break/><text:s text:c="12"/>"POST /api/bank/reconciliation/import",</text:p>
      <text:p text:style-name="Text_20_body"><text:s text:c="12"/>"GET /api/bank/reconciliation/status"</text:p>
      <text:p text:style-name="Text_20_body"><text:s text:c="10"/>]</text:p>
      <text:p text:style-name="Text_20_body"><text:s text:c="8"/>},</text:p>
      <text:p text:style-name="Text_20_body"><text:s text:c="8"/>{</text:p>
      <text:p text:style-name="Text_20_body"><text:s text:c="10"/>"nome": "Relatórios e Dashboards",</text:p>
      <text:p text:style-name="Text_20_body"><text:s text:c="10"/>"descricao": "Fluxo de caixa, aging list, margens por projeto ou médico, indicadores PMP e PMR.",</text:p>
      <text:p text:style-name="Text_20_body"><text:s text:c="10"/>"endpoints": [</text:p>
      <text:p text:style-name="Text_20_body"><text:s text:c="12"/>"GET /api/reports/cashflow",</text:p>
      <text:p text:style-name="Text_20_body"><text:s text:c="12"/>"GET /api/reports/aging"</text:p>
      <text:p text:style-name="Text_20_body"><text:s text:c="10"/>]</text:p>
      <text:p text:style-name="Text_20_body"><text:s text:c="8"/>},</text:p>
      <text:p text:style-name="Text_20_body"><text:s text:c="8"/>{</text:p>
      <text:p text:style-name="Text_20_body"><text:s text:c="10"/>"nome": "Automação e Alertas",</text:p>
      <text:p text:style-name="Text_20_body"><text:s text:c="10"/>"descricao": "Regras de negócio automatizadas (alertas de vencimento, conciliação, dunning), acionadas por eventos internos ou webhooks.",</text:p>
      <text:p text:style-name="Text_20_body"><text:s text:c="10"/>"endpoints": [</text:p>
      <text:p text:style-name="Text_20_body"><text:s text:c="12"/>"POST /api/rules",</text:p>
      <text:p text:style-name="Text_20_body"><text:s text:c="12"/>"POST /api/webhooks/notify"</text:p>
      <text:p text:style-name="Text_20_body"><text:s text:c="10"/>]</text:p>
      <text:p text:style-name="Text_20_body"><text:s text:c="8"/>}</text:p>
      <text:p text:style-name="Text_20_body"><text:s text:c="6"/>]</text:p>
      <text:p text:style-name="Text_20_body"><text:s text:c="4"/>},</text:p>
      <text:p text:style-name="Text_20_body"><text:s text:c="4"/>"arquitetura_tecnica": {</text:p>
      <text:p text:style-name="Text_20_body"><text:s text:c="6"/>"backend": {</text:p>
      <text:p text:style-name="Text_20_body"><text:s text:c="8"/>"stack": [</text:p>
      <text:p text:style-name="Text_20_body"><text:s text:c="10"/>"Node.js",</text:p>
      <text:p text:style-name="Text_20_body"><text:s text:c="10"/>"TypeScript",</text:p>
      <text:p text:style-name="Text_20_body"><text:s text:c="10"/>"Express/Fastify",</text:p>
      <text:p text:style-name="Text_20_body"><text:s text:c="10"/>"Prisma",</text:p>
      <text:p text:style-name="Text_20_body"><text:s text:c="10"/>"PostgreSQL"</text:p>
      <text:p text:style-name="Text_20_body"><text:soft-page-break/><text:s text:c="8"/>],</text:p>
      <text:p text:style-name="Text_20_body"><text:s text:c="8"/>"fila_processamento": "BullMQ + Redis",</text:p>
      <text:p text:style-name="Text_20_body"><text:s text:c="8"/>"armazenamento_arquivos": "S3/MinIO",</text:p>
      <text:p text:style-name="Text_20_body"><text:s text:c="8"/>"autenticação": "JWT + RBAC multi-tenant",</text:p>
      <text:p text:style-name="Text_20_body"><text:s text:c="8"/>"observabilidade": [</text:p>
      <text:p text:style-name="Text_20_body"><text:s text:c="10"/>"Pino logs",</text:p>
      <text:p text:style-name="Text_20_body"><text:s text:c="10"/>"OpenTelemetry métricas",</text:p>
      <text:p text:style-name="Text_20_body"><text:s text:c="10"/>"AuditLog tabela"</text:p>
      <text:p text:style-name="Text_20_body"><text:s text:c="8"/>]</text:p>
      <text:p text:style-name="Text_20_body"><text:s text:c="6"/>},</text:p>
      <text:p text:style-name="Text_20_body"><text:s text:c="6"/>"frontend": {</text:p>
      <text:p text:style-name="Text_20_body"><text:s text:c="8"/>"stack": [</text:p>
      <text:p text:style-name="Text_20_body"><text:s text:c="10"/>"React",</text:p>
      <text:p text:style-name="Text_20_body"><text:s text:c="10"/>"Vite",</text:p>
      <text:p text:style-name="Text_20_body"><text:s text:c="10"/>"TailwindCSS",</text:p>
      <text:p text:style-name="Text_20_body"><text:s text:c="10"/>"Zustand",</text:p>
      <text:p text:style-name="Text_20_body"><text:s text:c="10"/>"Recharts"</text:p>
      <text:p text:style-name="Text_20_body"><text:s text:c="8"/>],</text:p>
      <text:p text:style-name="Text_20_body"><text:s text:c="8"/>"componentes_chave": [</text:p>
      <text:p text:style-name="Text_20_body"><text:s text:c="10"/>"Painel Financeiro",</text:p>
      <text:p text:style-name="Text_20_body"><text:s text:c="10"/>"Fluxo de Caixa",</text:p>
      <text:p text:style-name="Text_20_body"><text:s text:c="10"/>"Conciliação",</text:p>
      <text:p text:style-name="Text_20_body"><text:s text:c="10"/>"Dashboard"</text:p>
      <text:p text:style-name="Text_20_body"><text:s text:c="8"/>]</text:p>
      <text:p text:style-name="Text_20_body"><text:s text:c="6"/>},</text:p>
      <text:p text:style-name="Text_20_body"><text:s text:c="6"/>"infraestrutura": {</text:p>
      <text:p text:style-name="Text_20_body"><text:s text:c="8"/>"deploy": [</text:p>
      <text:p text:style-name="Text_20_body"><text:s text:c="10"/>"Docker Compose",</text:p>
      <text:p text:style-name="Text_20_body"><text:s text:c="10"/>"CI/CD com GitHub Actions"</text:p>
      <text:p text:style-name="Text_20_body"><text:s text:c="8"/>],</text:p>
      <text:p text:style-name="Text_20_body"><text:s text:c="8"/>"segurança": [</text:p>
      <text:p text:style-name="Text_20_body"><text:s text:c="10"/>"LGPD compliance",</text:p>
      <text:p text:style-name="Text_20_body"><text:soft-page-break/><text:s text:c="10"/>"criptografia em repouso",</text:p>
      <text:p text:style-name="Text_20_body"><text:s text:c="10"/>"masking de PII"</text:p>
      <text:p text:style-name="Text_20_body"><text:s text:c="8"/>],</text:p>
      <text:p text:style-name="Text_20_body"><text:s text:c="8"/>"tenants": "Isolamento lógico via schema por workspace"</text:p>
      <text:p text:style-name="Text_20_body"><text:s text:c="6"/>}</text:p>
      <text:p text:style-name="Text_20_body"><text:s text:c="4"/>},</text:p>
      <text:p text:style-name="Text_20_body"><text:s text:c="4"/>"automacoes_IA": [</text:p>
      <text:p text:style-name="Text_20_body"><text:s text:c="6"/>{</text:p>
      <text:p text:style-name="Text_20_body"><text:s text:c="8"/>"nome": "Classificador de Despesas",</text:p>
      <text:p text:style-name="Text_20_body"><text:s text:c="8"/>"descricao": "Usar NLP + embeddings para identificar categoria contábil automática",</text:p>
      <text:p text:style-name="Text_20_body"><text:s text:c="8"/>"trigger": "Upload de documento ou criação de Payable"</text:p>
      <text:p text:style-name="Text_20_body"><text:s text:c="6"/>},</text:p>
      <text:p text:style-name="Text_20_body"><text:s text:c="6"/>{</text:p>
      <text:p text:style-name="Text_20_body"><text:s text:c="8"/>"nome": "Previsor de Fluxo de Caixa",</text:p>
      <text:p text:style-name="Text_20_body"><text:s text:c="8"/>"descricao": "Modelar previsão de caixa baseado em históricos e sazonalidade",</text:p>
      <text:p text:style-name="Text_20_body"><text:s text:c="8"/>"trigger": "Execução diária programada"</text:p>
      <text:p text:style-name="Text_20_body"><text:s text:c="6"/>},</text:p>
      <text:p text:style-name="Text_20_body"><text:s text:c="6"/>{</text:p>
      <text:p text:style-name="Text_20_body"><text:s text:c="8"/>"nome": "Conciliação Inteligente",</text:p>
      <text:p text:style-name="Text_20_body"><text:s text:c="8"/>"descricao": "Matching automático de transações bancárias por heurística e similaridade",</text:p>
      <text:p text:style-name="Text_20_body"><text:s text:c="8"/>"trigger": "Importação de OFX"</text:p>
      <text:p text:style-name="Text_20_body"><text:s text:c="6"/>}</text:p>
      <text:p text:style-name="Text_20_body"><text:s text:c="4"/>],</text:p>
      <text:p text:style-name="Text_20_body"><text:s text:c="4"/>"criterios_sucesso": [</text:p>
      <text:p text:style-name="Text_20_body"><text:s text:c="6"/>"Processar 100+ lançamentos mensais por cliente",</text:p>
      <text:p text:style-name="Text_20_body"><text:s text:c="6"/>"≥70% de conciliação automática correta",</text:p>
      <text:p text:style-name="Text_20_body"><text:s text:c="6"/>"Dashboard responsivo e funcional",</text:p>
      <text:p text:style-name="Text_20_body"><text:s text:c="6"/>"Zero vazamento entre tenants",</text:p>
      <text:p text:style-name="Text_20_body"><text:s text:c="6"/>"Tempo médio de lançamento &lt; 30s"</text:p>
      <text:p text:style-name="Text_20_body"><text:s text:c="4"/>],</text:p>
      <text:p text:style-name="Text_20_body"><text:s text:c="4"/>"roadmap": {</text:p>
      <text:p text:style-name="Text_20_body"><text:s text:c="6"/>"Fase_1_MVP": {</text:p>
      <text:p text:style-name="Text_20_body"><text:soft-page-break/><text:s text:c="8"/>"duracao": "6-8 semanas",</text:p>
      <text:p text:style-name="Text_20_body"><text:s text:c="8"/>"entregaveis": [</text:p>
      <text:p text:style-name="Text_20_body"><text:s text:c="10"/>"Backend e API básica",</text:p>
      <text:p text:style-name="Text_20_body"><text:s text:c="10"/>"Frontend interativo com dashboard",</text:p>
      <text:p text:style-name="Text_20_body"><text:s text:c="10"/>"OCR simples de boletos",</text:p>
      <text:p text:style-name="Text_20_body"><text:s text:c="10"/>"Conciliação manual + semi-automática",</text:p>
      <text:p text:style-name="Text_20_body"><text:s text:c="10"/>"Autenticação multi-tenant"</text:p>
      <text:p text:style-name="Text_20_body"><text:s text:c="8"/>]</text:p>
      <text:p text:style-name="Text_20_body"><text:s text:c="6"/>},</text:p>
      <text:p text:style-name="Text_20_body"><text:s text:c="6"/>"Fase_2_Expansao": [</text:p>
      <text:p text:style-name="Text_20_body"><text:s text:c="8"/>"Automação de regras e alertas",</text:p>
      <text:p text:style-name="Text_20_body"><text:s text:c="8"/>"Integração com Open Finance e NFS-e municipal",</text:p>
      <text:p text:style-name="Text_20_body"><text:s text:c="8"/>"Dashboards específicos por nicho (arquitetura e clínicas)"</text:p>
      <text:p text:style-name="Text_20_body"><text:s text:c="6"/>],</text:p>
      <text:p text:style-name="Text_20_body"><text:s text:c="6"/>"Fase_3_Escala": [</text:p>
      <text:p text:style-name="Text_20_body"><text:s text:c="8"/>"Conectores ERP",</text:p>
      <text:p text:style-name="Text_20_body"><text:s text:c="8"/>"OpenAPI pública",</text:p>
      <text:p text:style-name="Text_20_body"><text:s text:c="8"/>"IA de previsão e recomendação financeira"</text:p>
      <text:p text:style-name="Text_20_body"><text:s text:c="6"/>]</text:p>
      <text:p text:style-name="Text_20_body"><text:s text:c="4"/>},</text:p>
      <text:p text:style-name="Text_20_body"><text:s text:c="4"/>"tarefas_iniciais": [</text:p>
      <text:p text:style-name="Text_20_body"><text:s text:c="6"/>"Criar repositório base e estrutura de monorepo",</text:p>
      <text:p text:style-name="Text_20_body"><text:s text:c="6"/>"Implementar esquema Prisma multi-tenant",</text:p>
      <text:p text:style-name="Text_20_body"><text:s text:c="6"/>"Desenhar UI inicial com mock data",</text:p>
      <text:p text:style-name="Text_20_body"><text:s text:c="6"/>"Integrar OCR (Tesseract ou API externa)",</text:p>
      <text:p text:style-name="Text_20_body"><text:s text:c="6"/>"Construir endpoints REST principais",</text:p>
      <text:p text:style-name="Text_20_body"><text:s text:c="6"/>"Criar script de seed com tenants e usuários demo"</text:p>
      <text:p text:style-name="Text_20_body"><text:s text:c="4"/>],</text:p>
      <text:p text:style-name="Text_20_body"><text:s text:c="4"/>"output_esperado": {</text:p>
      <text:p text:style-name="Text_20_body"><text:s text:c="6"/>"arquitetura_documentada": "Diagrama + schemas Prisma",</text:p>
      <text:p text:style-name="Text_20_body"><text:s text:c="6"/>"codigo_fonte": "Backend + Frontend em TypeScript",</text:p>
      <text:p text:style-name="Text_20_body"><text:s text:c="6"/>"docker_compose": "API, DB, Redis, Frontend",</text:p>
      <text:p text:style-name="Text_20_body"><text:soft-page-break/><text:s text:c="6"/>"swagger_doc": "/docs com endpoints e exemplos",</text:p>
      <text:p text:style-name="Text_20_body"><text:s text:c="6"/>"prototipo_ui": "Painel de Contas e Dashboard de Caixa"</text:p>
      <text:p text:style-name="Text_20_body"><text:s text:c="4"/>}</text:p>
      <text:p text:style-name="Text_20_body"><text:s text:c="2"/>}</text:p>
      <text:p text:style-name="Text_20_body">}</text:p>
      <text:p text:style-name="Text_20_body"/>
      <text:p text:style-name="Text_20_body"/>
      <table:table table:name="Tabela2" table:style-name="Tabela2">
        <table:table-column table:style-name="Tabela2.A"/>
        <table:table-row table:style-name="TableLine1261232934624">
          <table:table-cell table:style-name="Tabela2.A1" office:value-type="string">
            <text:p text:style-name="P8">62.03-1-00 - Desenvolvimento e licenciamento de programas de computador não-customizáveis</text:p>
          </table:table-cell>
        </table:table-row>
      </table:table>
      <text:p text:style-name="P25"> </text:p>
      <table:table table:name="Tabela3" table:style-name="Tabela3">
        <table:table-column table:style-name="Tabela3.A"/>
        <table:table-row table:style-name="TableLine1261232932896">
          <table:table-cell table:style-name="Tabela3.A1" office:value-type="string">
            <text:p text:style-name="P7"><text:span text:style-name="T5">CÓDIGO E DESCRIÇÃO DAS ATIVIDADES ECONÔMICAS SECUNDÁRIAS</text:span><text:line-break/><text:span text:style-name="T6">62.02-3-00 - Desenvolvimento e licenciamento de programas de computador customizáveis</text:span><text:line-break/><text:span text:style-name="T6">64.63-8-00 - Outras sociedades de participação, exceto holdings</text:span><text:line-break/><text:span text:style-name="T6">66.19-3-02 - Correspondentes de instituições financeiras</text:span><text:line-break/><text:span text:style-name="T6">70.20-4-00 - Atividades de consultoria em gestão empresarial, exceto consultoria técnica específica</text:span><text:line-break/><text:span text:style-name="T6">73.19-0-02 - Promoção de vendas</text:span><text:line-break/><text:span text:style-name="T6">73.19-0-04 - Consultoria em publicidade</text:span><text:line-break/><text:span text:style-name="T6">73.19-0-99 - Outras atividades de publicidade não especificadas anteriormente</text:span><text:line-break/><text:span text:style-name="T6">74.90-1-04 - Atividades de intermediação e agenciamento de serviços e negócios em geral, exceto imobiliários</text:span><text:line-break/><text:span text:style-name="T6">74.90-1-99 - Outras atividades profissionais, científicas e técnicas não especificadas anteriormente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14:14:28.473000000</meta:creation-date>
    <dc:date>2025-11-05T19:28:51.693000000</dc:date>
    <meta:editing-duration>PT3H48S</meta:editing-duration>
    <meta:editing-cycles>4</meta:editing-cycles>
    <meta:generator>LibreOffice/7.3.2.2$Windows_X86_64 LibreOffice_project/49f2b1bff42cfccbd8f788c8dc32c1c309559be0</meta:generator>
    <meta:document-statistic meta:table-count="3" meta:image-count="0" meta:object-count="0" meta:page-count="15" meta:paragraph-count="393" meta:word-count="2412" meta:character-count="19665" meta:non-whitespace-character-count="15656"/>
  </office:meta>
</office:document-meta>
</file>